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ViewImportHandler.getAttribute( Attributes attributes ,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ViewImportHandler.characters( char [ ] ch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ysViewImportHandler.ignorableWhitespace( char [ ] ch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ysViewImportHandler.endElement( String namespaceURI , String localName , String qNam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">
            <text:p text:style-name="Table_20_Contents">4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SysViewImportHandler.startElement( String namespaceURI , String localName , String qName , Attributes att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">
            <text:p text:style-name="Table_20_Contents">5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SysViewImportHandler.processNode( ImportState state , boolean start , boolean en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ysViewImportHandler.SysViewImportHandler( Importer impo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